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.009cm" fo:break-before="auto" style:use-optimal-row-height="true"/>
    </style:style>
    <style:style style:name="ro6" style:family="table-row">
      <style:table-row-properties style:row-height="1.101cm" fo:break-before="auto" style:use-optimal-row-height="true"/>
    </style:style>
    <style:style style:name="ro7" style:family="table-row">
      <style:table-row-properties style:row-height="2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2"/>
          <table:table-cell table:style-name="ce36" office:value-type="string">
            <text:p>GPS</text:p>
          </table:table-cell>
          <table:table-cell table:style-name="ce36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8-10_10-21-34_000.jpg</text:p>
          </table:table-cell>
          <table:table-cell table:style-name="ce19" office:value-type="string">
            <text:p>:m RES 1*1 / free# JVEMV6 68#_61:1:p.2（追加メモ） / 68. theoretical-physics(tp) / w=~,topics=巡回置換(123)の、逆元,other=q+:巡回置換、要素を巡回させたもの、同値か；theorem+:巡回置換を巡回させたもの：置換の結果は、同じ,s=~,i=~,doc=~</text:p>
          </table:table-cell>
          <table:table-cell table:style-name="ce17"/>
          <table:table-cell table:style-name="ce4"/>
          <table:table-cell table:style-name="ce4" office:value-type="string">
            <text:p>N-35-35-24.467468 E-139-34-55.147705</text:p>
          </table:table-cell>
          <table:table-cell table:style-name="ce38" table:formula="of:=IF([.E2]=&quot;&quot;;[.C2];CONCATENATE([.C2];&quot; / &quot;;[.E2]))" office:value-type="string" office:string-value=":m RES 1*1 / free# JVEMV6 68#_61:1:p.2（追加メモ） / 68. theoretical-physics(tp) / w=~,topics=巡回置換(123)の、逆元,other=q+:巡回置換、要素を巡回させたもの、同値か；theorem+:巡回置換を巡回させたもの：置換の結果は、同じ,s=~,i=~,doc=~">
            <text:p>:m RES 1*1 / free# JVEMV6 68#_61:1:p.2（追加メモ） / 68. theoretical-physics(tp) / w=~,topics=巡回置換(123)の、逆元,other=q+:巡回置換、要素を巡回させたもの、同値か；theorem+:巡回置換を巡回させたもの：置換の結果は、同じ,s=~,i=~,doc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8-10_11-55-58_000.jpg</text:p>
          </table:table-cell>
          <table:table-cell table:style-name="ce19" office:value-type="string">
            <text:p>:m 食べた物</text:p>
          </table:table-cell>
          <table:table-cell table:style-name="ce17"/>
          <table:table-cell table:style-name="ce4"/>
          <table:table-cell table:style-name="ce4" office:value-type="string">
            <text:p>N-35-35-24.247741 E-139-34-55.037841</text:p>
          </table:table-cell>
          <table:table-cell table:style-name="ce38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8-10_15-02-56_000.jpg</text:p>
          </table:table-cell>
          <table:table-cell table:style-name="ce19" office:value-type="string">
            <text:p>:m RES 1-2*5 / free# JVEMV6 68#_62:1 / 68. theoretical-physics(tp) / w=~,topics=正四面体群,other=orig+:置換の表記の、読み方,s=~,i=~,doc=?:「ときわ台」のページ</text:p>
          </table:table-cell>
          <table:table-cell table:style-name="ce19"/>
          <table:table-cell table:style-name="ce4"/>
          <table:table-cell table:style-name="ce4" office:value-type="string">
            <text:p>N-35-35-24.700927 E-139-34-55.257568</text:p>
          </table:table-cell>
          <table:table-cell table:style-name="ce38" table:formula="of:=IF([.E4]=&quot;&quot;;[.C4];CONCATENATE([.C4];&quot; / &quot;;[.E4]))" office:value-type="string" office:string-value=":m RES 1-2*5 / free# JVEMV6 68#_62:1 / 68. theoretical-physics(tp) / w=~,topics=正四面体群,other=orig+:置換の表記の、読み方,s=~,i=~,doc=?:「ときわ台」のページ">
            <text:p>:m RES 1-2*5 / free# JVEMV6 68#_62:1 / 68. theoretical-physics(tp) / w=~,topics=正四面体群,other=orig+:置換の表記の、読み方,s=~,i=~,doc=?:「ときわ台」のページ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8-10_15-03-16_000.jpg</text:p>
          </table:table-cell>
          <table:table-cell table:style-name="ce19" office:value-type="string">
            <text:p>:m RES 3*5 / free# JVEMV6 68#_62:1 / 68. theoretical-physics(tp) / w=~,topics=正四面体群：各元,other=~,s=~,i=~,doc=?:「ときわ台」のページ</text:p>
          </table:table-cell>
          <table:table-cell table:style-name="ce17"/>
          <table:table-cell table:style-name="ce4"/>
          <table:table-cell table:style-name="ce4" office:value-type="string">
            <text:p>N-35-35-24.700927 E-139-34-55.257568</text:p>
          </table:table-cell>
          <table:table-cell table:style-name="ce38" table:formula="of:=IF([.E5]=&quot;&quot;;[.C5];CONCATENATE([.C5];&quot; / &quot;;[.E5]))" office:value-type="string" office:string-value=":m RES 3*5 / free# JVEMV6 68#_62:1 / 68. theoretical-physics(tp) / w=~,topics=正四面体群：各元,other=~,s=~,i=~,doc=?:「ときわ台」のページ">
            <text:p>:m RES 3*5 / free# JVEMV6 68#_62:1 / 68. theoretical-physics(tp) / w=~,topics=正四面体群：各元,other=~,s=~,i=~,doc=?:「ときわ台」のページ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8-10_15-03-44_000.jpg</text:p>
          </table:table-cell>
          <table:table-cell table:style-name="ce19" office:value-type="string">
            <text:p>:m RES 4*5 / free# JVEMV6 68#_62:1 / 68. theoretical-physics(tp) / w=~,topics=正四面体群：各元：郡表,other=置換表記の読み方,s=~,i=~,doc=?:「ときわ台」のページ</text:p>
          </table:table-cell>
          <table:table-cell table:style-name="ce19"/>
          <table:table-cell table:style-name="ce4"/>
          <table:table-cell table:style-name="ce4" office:value-type="string">
            <text:p>N-35-35-24.700927 E-139-34-55.257568</text:p>
          </table:table-cell>
          <table:table-cell table:style-name="ce38" table:formula="of:=IF([.E6]=&quot;&quot;;[.C6];CONCATENATE([.C6];&quot; / &quot;;[.E6]))" office:value-type="string" office:string-value=":m RES 4*5 / free# JVEMV6 68#_62:1 / 68. theoretical-physics(tp) / w=~,topics=正四面体群：各元：郡表,other=置換表記の読み方,s=~,i=~,doc=?:「ときわ台」のページ">
            <text:p>:m RES 4*5 / free# JVEMV6 68#_62:1 / 68. theoretical-physics(tp) / w=~,topics=正四面体群：各元：郡表,other=置換表記の読み方,s=~,i=~,doc=?:「ときわ台」のページ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8-10_15-04-02_000.jpg</text:p>
          </table:table-cell>
          <table:table-cell table:style-name="ce17" office:value-type="string">
            <text:p>:m RES 5*5 / free# JVEMV6 68#_62:1 / 68. theoretical-physics(tp) / w=~,topics=正四面体群：各元：郡表,other=orig+:置換表記の読み方,s=~,i=~,doc=?:「ときわ台」のページ</text:p>
          </table:table-cell>
          <table:table-cell table:style-name="ce17"/>
          <table:table-cell table:style-name="ce4"/>
          <table:table-cell table:style-name="ce4" office:value-type="string">
            <text:p>N-35-35-23.066711 E-139-34-49.489746</text:p>
          </table:table-cell>
          <table:table-cell table:style-name="ce38" table:formula="of:=IF([.E7]=&quot;&quot;;[.C7];CONCATENATE([.C7];&quot; / &quot;;[.E7]))" office:value-type="string" office:string-value=":m RES 5*5 / free# JVEMV6 68#_62:1 / 68. theoretical-physics(tp) / w=~,topics=正四面体群：各元：郡表,other=orig+:置換表記の読み方,s=~,i=~,doc=?:「ときわ台」のページ">
            <text:p>:m RES 5*5 / free# JVEMV6 68#_62:1 / 68. theoretical-physics(tp) / w=~,topics=正四面体群：各元：郡表,other=orig+:置換表記の読み方,s=~,i=~,doc=?:「ときわ台」のページ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8-10_15-28-20_000.jpg</text:p>
          </table:table-cell>
          <table:table-cell table:style-name="ce19" office:value-type="string">
            <text:p>:m 東和 PHOTO / 210811w / 長原駅 / 大田区北馬込一丁目PJ / １名 / メルビック電工（鉄建） / 資料：天気</text:p>
          </table:table-cell>
          <table:table-cell table:style-name="ce18"/>
          <table:table-cell table:style-name="ce4"/>
          <table:table-cell table:style-name="ce4"/>
          <table:table-cell table:style-name="ce38" table:formula="of:=IF([.E8]=&quot;&quot;;[.C8];CONCATENATE([.C8];&quot; / &quot;;[.E8]))" office:value-type="string" office:string-value=":m 東和 PHOTO / 210811w / 長原駅 / 大田区北馬込一丁目PJ / １名 / メルビック電工（鉄建） / 資料：天気">
            <text:p>:m 東和 PHOTO / 210811w / 長原駅 / 大田区北馬込一丁目PJ / １名 / メルビック電工（鉄建） / 資料：天気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8-10_15-48-14_000.jpg</text:p>
          </table:table-cell>
          <table:table-cell table:style-name="ce19" office:value-type="string">
            <text:p>:m 東和 PHOTO / 210811w / 長原駅 / 大田区北馬込一丁目PJ / １名 / メルビック電工（鉄建） / 資料：交通</text:p>
          </table:table-cell>
          <table:table-cell table:style-name="ce19"/>
          <table:table-cell table:style-name="ce4"/>
          <table:table-cell table:style-name="ce4"/>
          <table:table-cell table:style-name="ce38" table:formula="of:=IF([.E9]=&quot;&quot;;[.C9];CONCATENATE([.C9];&quot; / &quot;;[.E9]))" office:value-type="string" office:string-value=":m 東和 PHOTO / 210811w / 長原駅 / 大田区北馬込一丁目PJ / １名 / メルビック電工（鉄建） / 資料：交通">
            <text:p>:m 東和 PHOTO / 210811w / 長原駅 / 大田区北馬込一丁目PJ / １名 / メルビック電工（鉄建） / 資料：交通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8-10_17-21-52_000.jpg</text:p>
          </table:table-cell>
          <table:table-cell table:style-name="ce19" office:value-type="string">
            <text:p>:m 東和 PHOTO / 210811w / 長原駅 / 大田区北馬込一丁目PJ / １名 / メルビック電工（鉄建） / 指示書</text:p>
          </table:table-cell>
          <table:table-cell table:style-name="ce19"/>
          <table:table-cell table:style-name="ce4"/>
          <table:table-cell table:style-name="ce4"/>
          <table:table-cell table:style-name="ce38" table:formula="of:=IF([.E10]=&quot;&quot;;[.C10];CONCATENATE([.C10];&quot; / &quot;;[.E10]))" office:value-type="string" office:string-value=":m 東和 PHOTO / 210811w / 長原駅 / 大田区北馬込一丁目PJ / １名 / メルビック電工（鉄建） / 指示書">
            <text:p>:m 東和 PHOTO / 210811w / 長原駅 / 大田区北馬込一丁目PJ / １名 / メルビック電工（鉄建） / 指示書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08-10_17-21-58_000.jpg</text:p>
          </table:table-cell>
          <table:table-cell table:style-name="ce19" office:value-type="string">
            <text:p>:m 東和 PHOTO / 210811w / 長原駅 / 大田区北馬込一丁目PJ / １名 / メルビック電工（鉄建） / 指示書</text:p>
          </table:table-cell>
          <table:table-cell table:style-name="ce20"/>
          <table:table-cell table:style-name="ce4"/>
          <table:table-cell table:style-name="ce4"/>
          <table:table-cell table:style-name="ce38" table:formula="of:=IF([.E11]=&quot;&quot;;[.C11];CONCATENATE([.C11];&quot; / &quot;;[.E11]))" office:value-type="string" office:string-value=":m 東和 PHOTO / 210811w / 長原駅 / 大田区北馬込一丁目PJ / １名 / メルビック電工（鉄建） / 指示書">
            <text:p>:m 東和 PHOTO / 210811w / 長原駅 / 大田区北馬込一丁目PJ / １名 / メルビック電工（鉄建） / 指示書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08-10_17-22-04_000.jpg</text:p>
          </table:table-cell>
          <table:table-cell table:style-name="ce19" office:value-type="string">
            <text:p>:m 東和 PHOTO / 210811w / 長原駅 / 大田区北馬込一丁目PJ / １名 / メルビック電工（鉄建） / 指示書</text:p>
          </table:table-cell>
          <table:table-cell table:style-name="ce19"/>
          <table:table-cell table:style-name="ce4"/>
          <table:table-cell table:style-name="ce4"/>
          <table:table-cell table:style-name="ce38" table:formula="of:=IF([.E12]=&quot;&quot;;[.C12];CONCATENATE([.C12];&quot; / &quot;;[.E12]))" office:value-type="string" office:string-value=":m 東和 PHOTO / 210811w / 長原駅 / 大田区北馬込一丁目PJ / １名 / メルビック電工（鉄建） / 指示書">
            <text:p>:m 東和 PHOTO / 210811w / 長原駅 / 大田区北馬込一丁目PJ / １名 / メルビック電工（鉄建） / 指示書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1-08-10_17-22-29_000.jpg</text:p>
          </table:table-cell>
          <table:table-cell table:style-name="ce19" office:value-type="string">
            <text:p>:m 東和 PHOTO / 210811w / 長原駅 / 大田区北馬込一丁目PJ / １名 / メルビック電工（鉄建） / 指示書：地図</text:p>
          </table:table-cell>
          <table:table-cell table:style-name="ce19"/>
          <table:table-cell table:style-name="ce4"/>
          <table:table-cell table:style-name="ce4"/>
          <table:table-cell table:style-name="ce38" table:formula="of:=IF([.E13]=&quot;&quot;;[.C13];CONCATENATE([.C13];&quot; / &quot;;[.E13]))" office:value-type="string" office:string-value=":m 東和 PHOTO / 210811w / 長原駅 / 大田区北馬込一丁目PJ / １名 / メルビック電工（鉄建） / 指示書：地図">
            <text:p>:m 東和 PHOTO / 210811w / 長原駅 / 大田区北馬込一丁目PJ / １名 / メルビック電工（鉄建） / 指示書：地図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1-08-10_17-33-09_000.jpg</text:p>
          </table:table-cell>
          <table:table-cell table:style-name="ce19" office:value-type="string">
            <text:p>:m 東和 PHOTO / 210811w / 長原駅 / 大田区北馬込一丁目PJ / １名 / メルビック電工（鉄建） / 資料：スケジュール</text:p>
          </table:table-cell>
          <table:table-cell table:style-name="ce19"/>
          <table:table-cell table:style-name="ce4"/>
          <table:table-cell table:style-name="ce4" office:value-type="string">
            <text:p>N-35-35-28.601074 E-139-34-48.940429</text:p>
          </table:table-cell>
          <table:table-cell table:style-name="ce38" table:formula="of:=IF([.E14]=&quot;&quot;;[.C14];CONCATENATE([.C14];&quot; / &quot;;[.E14]))" office:value-type="string" office:string-value=":m 東和 PHOTO / 210811w / 長原駅 / 大田区北馬込一丁目PJ / １名 / メルビック電工（鉄建） / 資料：スケジュール">
            <text:p>:m 東和 PHOTO / 210811w / 長原駅 / 大田区北馬込一丁目PJ / １名 / メルビック電工（鉄建） / 資料：スケジュール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1-08-10_17-40-00_000.jpg</text:p>
          </table:table-cell>
          <table:table-cell table:style-name="ce19" office:value-type="string">
            <text:p>:m 東和 PHOTO / 210811w / 長原駅 / 大田区北馬込一丁目PJ / １名 / メルビック電工（鉄建） / 資料：地図</text:p>
          </table:table-cell>
          <table:table-cell table:style-name="ce19"/>
          <table:table-cell table:style-name="ce4"/>
          <table:table-cell table:style-name="ce4" office:value-type="string">
            <text:p>N-35-35-28.944396 E-139-34-49.160156</text:p>
          </table:table-cell>
          <table:table-cell table:style-name="ce38" table:formula="of:=IF([.E15]=&quot;&quot;;[.C15];CONCATENATE([.C15];&quot; / &quot;;[.E15]))" office:value-type="string" office:string-value=":m 東和 PHOTO / 210811w / 長原駅 / 大田区北馬込一丁目PJ / １名 / メルビック電工（鉄建） / 資料：地図">
            <text:p>:m 東和 PHOTO / 210811w / 長原駅 / 大田区北馬込一丁目PJ / １名 / メルビック電工（鉄建） / 資料：地図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1-08-10_17-47-33_000.jpg</text:p>
          </table:table-cell>
          <table:table-cell table:style-name="ce19" office:value-type="string">
            <text:p>:m 東和 PHOTO / 210811w / 長原駅 / 大田区北馬込一丁目PJ / １名 / メルビック電工（鉄建） / 資料：地図：路上</text:p>
          </table:table-cell>
          <table:table-cell table:style-name="ce19"/>
          <table:table-cell table:style-name="ce4"/>
          <table:table-cell table:style-name="ce4" office:value-type="string">
            <text:p>N-35-35-21.336364 E-139-34-43.886718</text:p>
          </table:table-cell>
          <table:table-cell table:style-name="ce38" table:formula="of:=IF([.E16]=&quot;&quot;;[.C16];CONCATENATE([.C16];&quot; / &quot;;[.E16]))" office:value-type="string" office:string-value=":m 東和 PHOTO / 210811w / 長原駅 / 大田区北馬込一丁目PJ / １名 / メルビック電工（鉄建） / 資料：地図：路上">
            <text:p>:m 東和 PHOTO / 210811w / 長原駅 / 大田区北馬込一丁目PJ / １名 / メルビック電工（鉄建） / 資料：地図：路上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1-08-10_18-08-45_000.jpg</text:p>
          </table:table-cell>
          <table:table-cell table:style-name="ce19" office:value-type="string">
            <text:p>:m :? #*# / topic=「雪国」について / content=「雪国」と言っても、それぞれ、様子が違う：どう異なる。なぜか？</text:p>
          </table:table-cell>
          <table:table-cell table:style-name="ce19"/>
          <table:table-cell table:style-name="ce4"/>
          <table:table-cell table:style-name="ce4" office:value-type="string">
            <text:p>N-35-35-24.700927 E-139-34-55.257568</text:p>
          </table:table-cell>
          <table:table-cell table:style-name="ce38" table:formula="of:=IF([.E17]=&quot;&quot;;[.C17];CONCATENATE([.C17];&quot; / &quot;;[.E17]))" office:value-type="string" office:string-value=":m :? #*# / topic=「雪国」について / content=「雪国」と言っても、それぞれ、様子が違う：どう異なる。なぜか？">
            <text:p>:m :? #*# / topic=「雪国」について / content=「雪国」と言っても、それぞれ、様子が違う：どう異なる。なぜか？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string">
            <text:p>2021-08-10_20-40-07_000.jpg</text:p>
          </table:table-cell>
          <table:table-cell table:style-name="ce19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4.247741 E-139-34-55.037841</text:p>
          </table:table-cell>
          <table:table-cell table:style-name="ce38" table:formula="of:=IF([.E18]=&quot;&quot;;[.C18];CONCATENATE([.C18];&quot; / &quot;;[.E18]))" office:value-type="string" office:string-value=":m 食べた物">
            <text:p>:m 食べた物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4" office:value-type="string">
            <text:p>2021-08-10_22-28-26_000.jpg</text:p>
          </table:table-cell>
          <table:table-cell table:style-name="ce19" office:value-type="string">
            <text:p>:m :PHOTO 寝た時刻 / 2021</text:p>
          </table:table-cell>
          <table:table-cell table:style-name="ce19"/>
          <table:table-cell table:style-name="ce4"/>
          <table:table-cell table:style-name="ce4" office:value-type="string">
            <text:p>N-35-35-24.700927 E-139-34-55.257568</text:p>
          </table:table-cell>
          <table:table-cell table:style-name="ce38" table:formula="of:=IF([.E19]=&quot;&quot;;[.C19];CONCATENATE([.C19];&quot; / &quot;;[.E19]))" office:value-type="string" office:string-value=":m :PHOTO 寝た時刻 / 2021">
            <text:p>:m :PHOTO 寝た時刻 / 2021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4" office:value-type="string">
            <text:p>2021-08-11_01-40-45_000.jpg</text:p>
          </table:table-cell>
          <table:table-cell table:style-name="ce20" office:value-type="string">
            <text:p>:m :PHOTO 起きた時刻（夜中） / 2021</text:p>
          </table:table-cell>
          <table:table-cell table:style-name="ce20"/>
          <table:table-cell table:style-name="ce4"/>
          <table:table-cell table:style-name="ce4" office:value-type="string">
            <text:p>N-35-35-24.700927 E-139-34-55.257568</text:p>
          </table:table-cell>
          <table:table-cell table:style-name="ce38" table:formula="of:=IF([.E20]=&quot;&quot;;[.C20];CONCATENATE([.C20];&quot; / &quot;;[.E20]))" office:value-type="string" office:string-value=":m :PHOTO 起きた時刻（夜中） / 2021">
            <text:p>:m :PHOTO 起きた時刻（夜中） / 2021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4" office:value-type="string">
            <text:p>2021-08-11_04-16-31_000.jpg</text:p>
          </table:table-cell>
          <table:table-cell table:style-name="ce17" office:value-type="string">
            <text:p>:m :PHOTO 起きた時刻 / 2021</text:p>
          </table:table-cell>
          <table:table-cell table:style-name="ce17"/>
          <table:table-cell table:style-name="ce4"/>
          <table:table-cell table:style-name="ce4" office:value-type="string">
            <text:p>N-35-35-24.247741 E-139-34-55.037841</text:p>
          </table:table-cell>
          <table:table-cell table:style-name="ce38" table:formula="of:=IF([.E21]=&quot;&quot;;[.C21];CONCATENATE([.C21];&quot; / &quot;;[.E21]))" office:value-type="string" office:string-value=":m :PHOTO 起きた時刻 / 2021">
            <text:p>:m :PHOTO 起きた時刻 / 2021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4" office:value-type="string">
            <text:p>2021-08-11_04-26-27_000.jpg</text:p>
          </table:table-cell>
          <table:table-cell table:style-name="ce19" office:value-type="string">
            <text:p>:PHOTO 記録用 / @自宅；東側；洗面所から見える；東の犬走り / 自然観察 / 花</text:p>
          </table:table-cell>
          <table:table-cell table:style-name="ce19"/>
          <table:table-cell table:style-name="ce4"/>
          <table:table-cell table:style-name="ce4" office:value-type="string">
            <text:p>N-35-36-1.354064 E-139-35-3.991699</text:p>
          </table:table-cell>
          <table:table-cell table:style-name="ce38" table:formula="of:=IF([.E22]=&quot;&quot;;[.C22];CONCATENATE([.C22];&quot; / &quot;;[.E22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4" office:value-type="string">
            <text:p>2021-08-11_05-14-10_000.jpg</text:p>
          </table:table-cell>
          <table:table-cell table:style-name="ce19" office:value-type="string">
            <text:p>:m 東和 PHOTO / 210811w / 長原駅 / 大田区北馬込一丁目PJ / １名 / メルビック電工（鉄建） / 資料：天気</text:p>
          </table:table-cell>
          <table:table-cell table:style-name="ce19"/>
          <table:table-cell table:style-name="ce4"/>
          <table:table-cell table:style-name="ce4"/>
          <table:table-cell table:style-name="ce38" table:formula="of:=IF([.E23]=&quot;&quot;;[.C23];CONCATENATE([.C23];&quot; / &quot;;[.E23]))" office:value-type="string" office:string-value=":m 東和 PHOTO / 210811w / 長原駅 / 大田区北馬込一丁目PJ / １名 / メルビック電工（鉄建） / 資料：天気">
            <text:p>:m 東和 PHOTO / 210811w / 長原駅 / 大田区北馬込一丁目PJ / １名 / メルビック電工（鉄建） / 資料：天気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4" office:value-type="string">
            <text:p>2021-08-11_05-24-50_000.jpg</text:p>
          </table:table-cell>
          <table:table-cell table:style-name="ce19" office:value-type="string">
            <text:p>:m 東和 PHOTO / 210811w / 長原駅 / 大田区北馬込一丁目PJ / １名 / メルビック電工（鉄建） / 出発時間 / N-35-36-1.354064 E-139-35-3.991699</text:p>
          </table:table-cell>
          <table:table-cell table:style-name="ce19"/>
          <table:table-cell table:style-name="ce4" table:formula="of:=[.F24]" office:value-type="string" office:string-value="N-35-36-1.354064 E-139-35-3.991699">
            <text:p>N-35-36-1.354064 E-139-35-3.991699</text:p>
          </table:table-cell>
          <table:table-cell table:style-name="ce4" office:value-type="string">
            <text:p>N-35-36-1.354064 E-139-35-3.991699</text:p>
          </table:table-cell>
          <table:table-cell table:style-name="ce38" table:formula="of:=IF([.E24]=&quot;&quot;;[.C24];CONCATENATE([.C24];&quot; / &quot;;[.E24]))" office:value-type="string" office:string-value=":m 東和 PHOTO / 210811w / 長原駅 / 大田区北馬込一丁目PJ / １名 / メルビック電工（鉄建） / 出発時間 / N-35-36-1.354064 E-139-35-3.991699 / N-35-36-1.354064 E-139-35-3.991699">
            <text:p>:m 東和 PHOTO / 210811w / 長原駅 / 大田区北馬込一丁目PJ / １名 / メルビック電工（鉄建） / 出発時間 / N-35-36-1.354064 E-139-35-3.991699 / N-35-36-1.354064 E-139-35-3.991699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4" office:value-type="string">
            <text:p>2021-08-11_06-31-28_000.jpg</text:p>
          </table:table-cell>
          <table:table-cell table:style-name="ce17" office:value-type="string">
            <text:p>:PHOTO 記録しておきたいもの / @長原駅近く、東和現場へ行く途中 / object=フェンス：木の幹の一部：嵌っている,photo-for=記録,other=マンション：駐車スペース：車道への出入り口：の脇に設けられたフェンス / N-35-36-0.639953 E-139-42-10.041503</text:p>
          </table:table-cell>
          <table:table-cell table:style-name="ce19"/>
          <table:table-cell table:style-name="ce4" table:formula="of:=[.F25]" office:value-type="string" office:string-value="N-35-36-0.639953 E-139-42-10.041503">
            <text:p>N-35-36-0.639953 E-139-42-10.041503</text:p>
          </table:table-cell>
          <table:table-cell table:style-name="ce4" office:value-type="string">
            <text:p>N-35-36-0.639953 E-139-42-10.041503</text:p>
          </table:table-cell>
          <table:table-cell table:style-name="ce38" table:formula="of:=IF([.E25]=&quot;&quot;;[.C25];CONCATENATE([.C25];&quot; / &quot;;[.E25]))" office:value-type="string" office:string-value=":PHOTO 記録しておきたいもの / @長原駅近く、東和現場へ行く途中 / object=フェンス：木の幹の一部：嵌っている,photo-for=記録,other=マンション：駐車スペース：車道への出入り口：の脇に設けられたフェンス / N-35-36-0.639953 E-139-42-10.041503 / N-35-36-0.639953 E-139-42-10.041503">
            <text:p>:PHOTO 記録しておきたいもの / @長原駅近く、東和現場へ行く途中 / object=フェンス：木の幹の一部：嵌っている,photo-for=記録,other=マンション：駐車スペース：車道への出入り口：の脇に設けられたフェンス / N-35-36-0.639953 E-139-42-10.041503 / N-35-36-0.639953 E-139-42-10.041503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4" office:value-type="string">
            <text:p>2021-08-11_06-31-30_000.jpg</text:p>
          </table:table-cell>
          <table:table-cell table:style-name="ce17" office:value-type="string">
            <text:p>:PHOTO 記録しておきたいもの / @長原駅近く、東和現場へ行く途中 / object=フェンス：木の幹の一部：嵌っている,photo-for=記録 / N-35-36-0.639953 E-139-42-10.041503</text:p>
          </table:table-cell>
          <table:table-cell table:style-name="ce19"/>
          <table:table-cell table:style-name="ce4" table:formula="of:=[.F26]" office:value-type="string" office:string-value="N-35-36-0.639953 E-139-42-10.041503">
            <text:p>N-35-36-0.639953 E-139-42-10.041503</text:p>
          </table:table-cell>
          <table:table-cell table:style-name="ce4" office:value-type="string">
            <text:p>N-35-36-0.639953 E-139-42-10.041503</text:p>
          </table:table-cell>
          <table:table-cell table:style-name="ce38" table:formula="of:=IF([.E26]=&quot;&quot;;[.C26];CONCATENATE([.C26];&quot; / &quot;;[.E26]))" office:value-type="string" office:string-value=":PHOTO 記録しておきたいもの / @長原駅近く、東和現場へ行く途中 / object=フェンス：木の幹の一部：嵌っている,photo-for=記録 / N-35-36-0.639953 E-139-42-10.041503 / N-35-36-0.639953 E-139-42-10.041503">
            <text:p>:PHOTO 記録しておきたいもの / @長原駅近く、東和現場へ行く途中 / object=フェンス：木の幹の一部：嵌っている,photo-for=記録 / N-35-36-0.639953 E-139-42-10.041503 / N-35-36-0.639953 E-139-42-10.041503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4" office:value-type="string">
            <text:p>2021-08-11_06-35-29_000.jpg</text:p>
          </table:table-cell>
          <table:table-cell table:style-name="ce19" office:value-type="string">
            <text:p>:m 東和 PHOTO / 210811w / 長原駅 / 大田区北馬込一丁目PJ / １名 / メルビック電工（鉄建） / 現場状況 / N-35-35-57.330322 E-139-42-15.205078</text:p>
          </table:table-cell>
          <table:table-cell table:style-name="ce19"/>
          <table:table-cell table:style-name="ce4" table:formula="of:=[.F27]" office:value-type="string" office:string-value="N-35-35-57.330322 E-139-42-15.205078">
            <text:p>N-35-35-57.330322 E-139-42-15.205078</text:p>
          </table:table-cell>
          <table:table-cell table:style-name="ce4" office:value-type="string">
            <text:p>N-35-35-57.330322 E-139-42-15.205078</text:p>
          </table:table-cell>
          <table:table-cell table:style-name="ce38" table:formula="of:=IF([.E27]=&quot;&quot;;[.C27];CONCATENATE([.C27];&quot; / &quot;;[.E27]))" office:value-type="string" office:string-value=":m 東和 PHOTO / 210811w / 長原駅 / 大田区北馬込一丁目PJ / １名 / メルビック電工（鉄建） / 現場状況 / N-35-35-57.330322 E-139-42-15.205078 / N-35-35-57.330322 E-139-42-15.205078">
            <text:p>:m 東和 PHOTO / 210811w / 長原駅 / 大田区北馬込一丁目PJ / １名 / メルビック電工（鉄建） / 現場状況 / N-35-35-57.330322 E-139-42-15.205078 / N-35-35-57.330322 E-139-42-15.205078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7">
            <text:p>27</text:p>
          </table:table-cell>
          <table:table-cell table:style-name="ce4" office:value-type="string">
            <text:p>2021-08-11_06-35-39_000.jpg</text:p>
          </table:table-cell>
          <table:table-cell table:style-name="ce19" office:value-type="string">
            <text:p>:m 東和 PHOTO / 210811w / 長原駅 / 大田区北馬込一丁目PJ / １名 / メルビック電工（鉄建） / 現場状況 / N-35-35-57.330322 E-139-42-15.205078</text:p>
          </table:table-cell>
          <table:table-cell table:style-name="ce19"/>
          <table:table-cell table:style-name="ce4" table:formula="of:=[.F28]" office:value-type="string" office:string-value="N-35-35-57.330322 E-139-42-15.205078">
            <text:p>N-35-35-57.330322 E-139-42-15.205078</text:p>
          </table:table-cell>
          <table:table-cell table:style-name="ce4" office:value-type="string">
            <text:p>N-35-35-57.330322 E-139-42-15.205078</text:p>
          </table:table-cell>
          <table:table-cell table:style-name="ce38" table:formula="of:=IF([.E28]=&quot;&quot;;[.C28];CONCATENATE([.C28];&quot; / &quot;;[.E28]))" office:value-type="string" office:string-value=":m 東和 PHOTO / 210811w / 長原駅 / 大田区北馬込一丁目PJ / １名 / メルビック電工（鉄建） / 現場状況 / N-35-35-57.330322 E-139-42-15.205078 / N-35-35-57.330322 E-139-42-15.205078">
            <text:p>:m 東和 PHOTO / 210811w / 長原駅 / 大田区北馬込一丁目PJ / １名 / メルビック電工（鉄建） / 現場状況 / N-35-35-57.330322 E-139-42-15.205078 / N-35-35-57.330322 E-139-42-15.205078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4" office:value-type="string">
            <text:p>2021-08-11_06-36-03_000.jpg</text:p>
          </table:table-cell>
          <table:table-cell table:style-name="ce19" office:value-type="string">
            <text:p>:m 東和 PHOTO / 210811w / 長原駅 / 大田区北馬込一丁目PJ / １名 / メルビック電工（鉄建） / 現場状況 / N-35-36-2.246704 E-139-42-8.887939</text:p>
          </table:table-cell>
          <table:table-cell table:style-name="ce19"/>
          <table:table-cell table:style-name="ce4" table:formula="of:=[.F29]" office:value-type="string" office:string-value="N-35-36-2.246704 E-139-42-8.887939">
            <text:p>N-35-36-2.246704 E-139-42-8.887939</text:p>
          </table:table-cell>
          <table:table-cell table:style-name="ce4" office:value-type="string">
            <text:p>N-35-36-2.246704 E-139-42-8.887939</text:p>
          </table:table-cell>
          <table:table-cell table:style-name="ce38" table:formula="of:=IF([.E29]=&quot;&quot;;[.C29];CONCATENATE([.C29];&quot; / &quot;;[.E29]))" office:value-type="string" office:string-value=":m 東和 PHOTO / 210811w / 長原駅 / 大田区北馬込一丁目PJ / １名 / メルビック電工（鉄建） / 現場状況 / N-35-36-2.246704 E-139-42-8.887939 / N-35-36-2.246704 E-139-42-8.887939">
            <text:p>:m 東和 PHOTO / 210811w / 長原駅 / 大田区北馬込一丁目PJ / １名 / メルビック電工（鉄建） / 現場状況 / N-35-36-2.246704 E-139-42-8.887939 / N-35-36-2.246704 E-139-42-8.887939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4" office:value-type="string">
            <text:p>2021-08-11_17-23-31_000.jpg</text:p>
          </table:table-cell>
          <table:table-cell table:style-name="ce19" office:value-type="string">
            <text:p>:m 東和 PHOTO / 210811w / 長原駅 / 大田区北馬込一丁目PJ / １名 / メルビック電工（鉄建） / 帰宅時刻：２０分ぐらい前 / N-35-35-21.446228 E-139-34-43.721923</text:p>
          </table:table-cell>
          <table:table-cell table:style-name="ce19"/>
          <table:table-cell table:style-name="ce4" table:formula="of:=[.F30]" office:value-type="string" office:string-value="N-35-35-21.446228 E-139-34-43.721923">
            <text:p>N-35-35-21.446228 E-139-34-43.721923</text:p>
          </table:table-cell>
          <table:table-cell table:style-name="ce4" office:value-type="string">
            <text:p>N-35-35-21.446228 E-139-34-43.721923</text:p>
          </table:table-cell>
          <table:table-cell table:style-name="ce38" table:formula="of:=IF([.E30]=&quot;&quot;;[.C30];CONCATENATE([.C30];&quot; / &quot;;[.E30]))" office:value-type="string" office:string-value=":m 東和 PHOTO / 210811w / 長原駅 / 大田区北馬込一丁目PJ / １名 / メルビック電工（鉄建） / 帰宅時刻：２０分ぐらい前 / N-35-35-21.446228 E-139-34-43.721923 / N-35-35-21.446228 E-139-34-43.721923">
            <text:p>:m 東和 PHOTO / 210811w / 長原駅 / 大田区北馬込一丁目PJ / １名 / メルビック電工（鉄建） / 帰宅時刻：２０分ぐらい前 / N-35-35-21.446228 E-139-34-43.721923 / N-35-35-21.446228 E-139-34-43.721923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4" office:value-type="string">
            <text:p>2021-08-11_20-36-15_000.jpg</text:p>
          </table:table-cell>
          <table:table-cell table:style-name="ce20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4.522399 E-139-34-55.037841</text:p>
          </table:table-cell>
          <table:table-cell table:style-name="ce38" table:formula="of:=IF([.E31]=&quot;&quot;;[.C31];CONCATENATE([.C31];&quot; / &quot;;[.E31]))" office:value-type="string" office:string-value=":m 食べた物">
            <text:p>:m 食べた物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4" office:value-type="string">
            <text:p>2021-08-12_02-57-53_000.jpg</text:p>
          </table:table-cell>
          <table:table-cell table:style-name="ce19" office:value-type="string">
            <text:p>:m :PHOTO 寝た時刻 / 2021</text:p>
          </table:table-cell>
          <table:table-cell table:style-name="ce19"/>
          <table:table-cell table:style-name="ce4"/>
          <table:table-cell table:style-name="ce4" office:value-type="string">
            <text:p>N-35-35-21.446228 E-139-34-43.721923</text:p>
          </table:table-cell>
          <table:table-cell table:style-name="ce38" table:formula="of:=IF([.E32]=&quot;&quot;;[.C32];CONCATENATE([.C32];&quot; / &quot;;[.E32]))" office:value-type="string" office:string-value=":m :PHOTO 寝た時刻 / 2021">
            <text:p>:m :PHOTO 寝た時刻 / 2021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2">
            <text:p>32</text:p>
          </table:table-cell>
          <table:table-cell table:style-name="ce4" office:value-type="string">
            <text:p>2021-08-12_07-26-09_000.jpg</text:p>
          </table:table-cell>
          <table:table-cell table:style-name="ce19" office:value-type="string">
            <text:p>:PHOTO 記録用 / @自宅；東側；洗面所から見える；東の犬走り / 自然観察 / 花</text:p>
          </table:table-cell>
          <table:table-cell table:style-name="ce19"/>
          <table:table-cell table:style-name="ce4"/>
          <table:table-cell table:style-name="ce4" office:value-type="string">
            <text:p>N-35-35-23.025512 E-139-36-2.054443</text:p>
          </table:table-cell>
          <table:table-cell table:style-name="ce38" table:formula="of:=IF([.E33]=&quot;&quot;;[.C33];CONCATENATE([.C33];&quot; / &quot;;[.E33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4" office:value-type="string">
            <text:p>2021-08-12_07-44-59_000.jpg</text:p>
          </table:table-cell>
          <table:table-cell table:style-name="ce17" office:value-type="string">
            <text:p>:m :PHOTO 起きた時刻 / 2021</text:p>
          </table:table-cell>
          <table:table-cell table:style-name="ce19"/>
          <table:table-cell table:style-name="ce4"/>
          <table:table-cell table:style-name="ce4" office:value-type="string">
            <text:p>N-35-35-24.522399 E-139-34-55.037841</text:p>
          </table:table-cell>
          <table:table-cell table:style-name="ce38" table:formula="of:=IF([.E34]=&quot;&quot;;[.C34];CONCATENATE([.C34];&quot; / &quot;;[.E34]))" office:value-type="string" office:string-value=":m :PHOTO 起きた時刻 / 2021">
            <text:p>:m :PHOTO 起きた時刻 / 2021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4">
            <text:p>34</text:p>
          </table:table-cell>
          <table:table-cell table:style-name="ce4" office:value-type="string">
            <text:p>2021-08-12_07-53-14_000.jpg</text:p>
          </table:table-cell>
          <table:table-cell table:style-name="ce19" office:value-type="string">
            <text:p>:tome/ (lang=ja) / topic=闘うことについて / content=fight;fight-against-oppression;oppression-called-i-can`t-do-anything</text:p>
          </table:table-cell>
          <table:table-cell table:style-name="ce17"/>
          <table:table-cell table:style-name="ce4"/>
          <table:table-cell table:style-name="ce4" office:value-type="string">
            <text:p>N-35-35-30.23529 E-139-34-52.895507</text:p>
          </table:table-cell>
          <table:table-cell table:style-name="ce38" table:formula="of:=IF([.E35]=&quot;&quot;;[.C35];CONCATENATE([.C35];&quot; / &quot;;[.E35]))" office:value-type="string" office:string-value=":tome/ (lang=ja) / topic=闘うことについて / content=fight;fight-against-oppression;oppression-called-i-can`t-do-anything">
            <text:p>:tome/ (lang=ja) / topic=闘うことについて / content=fight;fight-against-oppression;oppression-called-i-can`t-do-anything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5">
            <text:p>35</text:p>
          </table:table-cell>
          <table:table-cell table:style-name="ce4" office:value-type="string">
            <text:p>2021-08-12_10-14-04_000.jpg</text:p>
          </table:table-cell>
          <table:table-cell table:style-name="ce19" office:value-type="string">
            <text:p>:m 東和 PHOTO / 210811w / 長原駅 / 大田区北馬込一丁目PJ / １名 / メルビック電工（鉄建） / 日報</text:p>
          </table:table-cell>
          <table:table-cell table:style-name="ce20"/>
          <table:table-cell table:style-name="ce4"/>
          <table:table-cell table:style-name="ce4" office:value-type="string">
            <text:p>N-35-35-24.220275 E-139-34-55.037841</text:p>
          </table:table-cell>
          <table:table-cell table:style-name="ce38" table:formula="of:=IF([.E36]=&quot;&quot;;[.C36];CONCATENATE([.C36];&quot; / &quot;;[.E36]))" office:value-type="string" office:string-value=":m 東和 PHOTO / 210811w / 長原駅 / 大田区北馬込一丁目PJ / １名 / メルビック電工（鉄建） / 日報">
            <text:p>:m 東和 PHOTO / 210811w / 長原駅 / 大田区北馬込一丁目PJ / １名 / メルビック電工（鉄建） / 日報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7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7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7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7]=&quot;&quot;;[.C57];CONCATENATE([.C57];&quot; / &quot;;[.E5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8]=&quot;&quot;;[.C58];CONCATENATE([.C58];&quot; / &quot;;[.E5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9]=&quot;&quot;;[.C59];CONCATENATE([.C59];&quot; / &quot;;[.E5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0]=&quot;&quot;;[.C60];CONCATENATE([.C60];&quot; / &quot;;[.E6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1]=&quot;&quot;;[.C61];CONCATENATE([.C61];&quot; / &quot;;[.E6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2]=&quot;&quot;;[.C62];CONCATENATE([.C62];&quot; / &quot;;[.E6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7"/>
          <table:table-cell table:style-name="ce4"/>
          <table:table-cell table:style-name="ce4"/>
          <table:table-cell table:style-name="ce38" table:formula="of:=IF([.E63]=&quot;&quot;;[.C63];CONCATENATE([.C63];&quot; / &quot;;[.E6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37"/>
          <table:table-cell table:style-name="ce4"/>
          <table:table-cell table:style-name="ce4"/>
          <table:table-cell table:style-name="ce38" table:formula="of:=IF([.E64]=&quot;&quot;;[.C64];CONCATENATE([.C64];&quot; / &quot;;[.E6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65]=&quot;&quot;;[.C65];CONCATENATE([.C65];&quot; / &quot;;[.E6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66]=&quot;&quot;;[.C66];CONCATENATE([.C66];&quot; / &quot;;[.E6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7]=&quot;&quot;;[.C67];CONCATENATE([.C67];&quot; / &quot;;[.E6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8]=&quot;&quot;;[.C68];CONCATENATE([.C68];&quot; / &quot;;[.E6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9]=&quot;&quot;;[.C69];CONCATENATE([.C69];&quot; / &quot;;[.E6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0]=&quot;&quot;;[.C70];CONCATENATE([.C70];&quot; / &quot;;[.E7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1]=&quot;&quot;;[.C71];CONCATENATE([.C71];&quot; / &quot;;[.E7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2]=&quot;&quot;;[.C72];CONCATENATE([.C72];&quot; / &quot;;[.E7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3]=&quot;&quot;;[.C73];CONCATENATE([.C73];&quot; / &quot;;[.E7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4]=&quot;&quot;;[.C74];CONCATENATE([.C74];&quot; / &quot;;[.E7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5]=&quot;&quot;;[.C75];CONCATENATE([.C75];&quot; / &quot;;[.E7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6]=&quot;&quot;;[.C76];CONCATENATE([.C76];&quot; / &quot;;[.E7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7]=&quot;&quot;;[.C77];CONCATENATE([.C77];&quot; / &quot;;[.E7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8]=&quot;&quot;;[.C78];CONCATENATE([.C78];&quot; / &quot;;[.E7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9]=&quot;&quot;;[.C79];CONCATENATE([.C79];&quot; / &quot;;[.E7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80]=&quot;&quot;;[.C80];CONCATENATE([.C80];&quot; / &quot;;[.E8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8" table:formula="of:=IF([.E82]=&quot;&quot;;[.C82];CONCATENATE([.C82];&quot; / &quot;;[.E82]))" office:value-type="string" office:string-value="-*">
            <text:p>-*</text:p>
          </table:table-cell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:m 東和 PHOTO / 210811w / 長原駅 / 大田区北馬込一丁目PJ / １名 / メルビック電工（鉄建） / 指示書</text:p>
          </table:table-cell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:m 東和 PHOTO / 210811w / 長原駅 / 大田区北馬込一丁目PJ / １名 / メルビック電工（鉄建） / 指示書：地図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:m 東和 PHOTO / 210811w / 長原駅 / 大田区北馬込一丁目PJ / １名 / メルビック電工（鉄建） / 資料：スケジュール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:m 東和 PHOTO / 210811w / 長原駅 / 大田区北馬込一丁目PJ / １名 / メルビック電工（鉄建） / 資料：地図</text:p>
          </table:table-cell>
          <table:table-cell table:style-name="ce1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:m 東和 PHOTO / 210811w / 長原駅 / 大田区北馬込一丁目PJ / １名 / メルビック電工（鉄建） / 資料：地図：路上</text:p>
          </table:table-cell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:m :PHOTO 寝た時刻 / 2021</text:p>
          </table:table-cell>
          <table:table-cell table:style-name="ce1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 office:value-type="string">
            <text:p>:m :PHOTO 起きた時刻（夜中） / 2021</text:p>
          </table:table-cell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 office:value-type="string">
            <text:p>:m :PHOTO 起きた時刻 / 2021</text:p>
          </table:table-cell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:PHOTO 記録用 / @自宅；東側；洗面所から見える；東の犬走り / 自然観察 / 花</text:p>
          </table:table-cell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:m 東和 PHOTO / 210811w / 長原駅 / 大田区北馬込一丁目PJ / １名 / メルビック電工（鉄建） / 資料：天気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9" office:value-type="string">
            <text:p>:m 東和 PHOTO / 210811w / 長原駅 / 大田区北馬込一丁目PJ / １名 / メルビック電工（鉄建） / 出発時間</text:p>
          </table:table-cell>
          <table:table-cell table:style-name="ce17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9" office:value-type="string">
            <text:p>**</text:p>
          </table:table-cell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9" office:value-type="string">
            <text:p>**</text:p>
          </table:table-cell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9" office:value-type="string">
            <text:p>:m 東和 PHOTO / 210811w / 長原駅 / 大田区北馬込一丁目PJ / １名 / メルビック電工（鉄建） / 現場状況</text:p>
          </table:table-cell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9" office:value-type="string">
            <text:p>:m 東和 PHOTO / 210811w / 長原駅 / 大田区北馬込一丁目PJ / １名 / メルビック電工（鉄建） / 現場状況</text:p>
          </table:table-cell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9" office:value-type="string">
            <text:p>:m 東和 PHOTO / 210811w / 長原駅 / 大田区北馬込一丁目PJ / １名 / メルビック電工（鉄建） / 現場状況</text:p>
          </table:table-cell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9" office:value-type="string">
            <text:p>:m 東和 PHOTO / 210811w / 長原駅 / 大田区北馬込一丁目PJ / １名 / メルビック電工（鉄建） / 帰宅時刻：２０分ぐらい前</text:p>
          </table:table-cell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9" office:value-type="string">
            <text:p>**</text:p>
          </table:table-cell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9" office:value-type="string">
            <text:p>**</text:p>
          </table:table-cell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9" office:value-type="string">
            <text:p>:m :PHOTO 寝た時刻 / 2021</text:p>
          </table:table-cell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9" office:value-type="string">
            <text:p>:PHOTO 記録用 / @自宅；東側；洗面所から見える；東の犬走り / 自然観察 / 花</text:p>
          </table:table-cell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 office:value-type="string">
            <text:p>:m :PHOTO 起きた時刻 / 2021</text:p>
          </table:table-cell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9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17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86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8"/>
          <table:table-cell table:number-columns-repeated="3"/>
          <table:table-cell table:style-name="ce38"/>
          <table:table-cell table:number-columns-repeated="1017"/>
        </table:table-row>
        <table:table-row table:style-name="ro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2" table:formula="of:=COUNTBLANK([.$C$2:.C45]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3" table:formula="of:=COUNTIF([.$C$2:.$C8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4" table:formula="of:=SUM([.C243:.C24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2" table:formula="of:=COUNTA([.$B$2:.$B29])" office:value-type="float" office:value="28">
            <text:p>28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24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2" table:formula="of:=COUNTIF([.$C$2:.$C29];[.B3024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1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1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2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/ やって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51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3:Sheet1.C248" table:on-update-keep-styles="true" table:on-update-keep-size="false"/>
        <table:database-range table:name="XXX" table:target-range-address="Sheet1.B243:Sheet1.B243" table:on-update-keep-styles="true" table:on-update-keep-size="false"/>
        <table:database-range table:name="XXX_music" table:target-range-address="Sheet1.B244:Sheet1.B24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12">2021/08/12</text:date>, <text:time>10:55:5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8-12T10:55:51.12</dc:date>
    <dc:creator>iwabuchi ken</dc:creator>
    <meta:editing-duration>P35DT17H52M6S</meta:editing-duration>
    <meta:editing-cycles>13113</meta:editing-cycles>
    <meta:document-statistic meta:table-count="1" meta:cell-count="516" meta:object-count="0"/>
  </office:meta>
</office:document-meta>
</file>